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7d161" officeooo:paragraph-rsid="0017d161"/>
    </style:style>
    <style:style style:name="P2" style:family="paragraph" style:parent-style-name="Standard">
      <style:text-properties officeooo:rsid="0017e3dc" officeooo:paragraph-rsid="0017e3dc"/>
    </style:style>
    <style:style style:name="P3" style:family="paragraph" style:parent-style-name="Standard">
      <style:text-properties officeooo:rsid="001991e6" officeooo:paragraph-rsid="001991e6"/>
    </style:style>
    <style:style style:name="P4" style:family="paragraph" style:parent-style-name="Standard">
      <style:text-properties officeooo:rsid="001b0cce" officeooo:paragraph-rsid="001b0cce"/>
    </style:style>
    <style:style style:name="P5" style:family="paragraph" style:parent-style-name="Standard">
      <style:text-properties officeooo:rsid="001e9db8" officeooo:paragraph-rsid="001e9db8"/>
    </style:style>
    <style:style style:name="P6" style:family="paragraph" style:parent-style-name="Standard">
      <style:text-properties officeooo:rsid="0020491c" officeooo:paragraph-rsid="0020491c"/>
    </style:style>
    <style:style style:name="P7" style:family="paragraph" style:parent-style-name="Standard">
      <style:text-properties fo:color="#2a6099" officeooo:rsid="0020491c" officeooo:paragraph-rsid="0020491c"/>
    </style:style>
    <style:style style:name="P8" style:family="paragraph" style:parent-style-name="Standard">
      <style:text-properties fo:color="#2a6099" officeooo:rsid="0020491c" officeooo:paragraph-rsid="00205327"/>
    </style:style>
    <style:style style:name="P9" style:family="paragraph" style:parent-style-name="Standard">
      <style:text-properties fo:color="#2a6099" officeooo:rsid="00205327" officeooo:paragraph-rsid="00205327"/>
    </style:style>
    <style:style style:name="P10" style:family="paragraph" style:parent-style-name="Standard">
      <style:text-properties fo:color="#2a6099" officeooo:rsid="002168b0" officeooo:paragraph-rsid="002168b0"/>
    </style:style>
    <style:style style:name="P11" style:family="paragraph" style:parent-style-name="Standard">
      <style:text-properties fo:color="#2a6099" officeooo:rsid="0021f087" officeooo:paragraph-rsid="0021f087"/>
    </style:style>
    <style:style style:name="P12" style:family="paragraph" style:parent-style-name="Standard">
      <style:text-properties officeooo:rsid="002168b0" officeooo:paragraph-rsid="002168b0"/>
    </style:style>
    <style:style style:name="P13" style:family="paragraph" style:parent-style-name="Standard">
      <style:text-properties officeooo:rsid="0022d355" officeooo:paragraph-rsid="0022d355"/>
    </style:style>
    <style:style style:name="P14" style:family="paragraph" style:parent-style-name="Standard">
      <style:text-properties fo:color="#2a6099" officeooo:rsid="0021f087" officeooo:paragraph-rsid="0021f087"/>
    </style:style>
    <style:style style:name="P15" style:family="paragraph" style:parent-style-name="Standard">
      <style:text-properties fo:color="#2a6099" officeooo:rsid="0022d355" officeooo:paragraph-rsid="0022d355"/>
    </style:style>
    <style:style style:name="P16" style:family="paragraph" style:parent-style-name="Standard">
      <style:text-properties fo:color="#2a6099" officeooo:rsid="0023ad04" officeooo:paragraph-rsid="0023ad04"/>
    </style:style>
    <style:style style:name="P17" style:family="paragraph" style:parent-style-name="Standard">
      <style:text-properties fo:color="#000000" officeooo:rsid="002563a8" officeooo:paragraph-rsid="002563a8"/>
    </style:style>
    <style:style style:name="P18" style:family="paragraph" style:parent-style-name="Standard">
      <style:text-properties fo:color="#000000" officeooo:rsid="00257325" officeooo:paragraph-rsid="00257325"/>
    </style:style>
    <style:style style:name="P19" style:family="paragraph" style:parent-style-name="Standard">
      <style:text-properties officeooo:paragraph-rsid="00257325"/>
    </style:style>
    <style:style style:name="P20" style:family="paragraph" style:parent-style-name="Standard">
      <style:text-properties officeooo:rsid="00257325" officeooo:paragraph-rsid="00257325"/>
    </style:style>
    <style:style style:name="P21" style:family="paragraph" style:parent-style-name="Standard">
      <style:text-properties officeooo:rsid="00269a28" officeooo:paragraph-rsid="00269a28"/>
    </style:style>
    <style:style style:name="P22" style:family="paragraph" style:parent-style-name="Standard">
      <style:text-properties officeooo:paragraph-rsid="00269a28"/>
    </style:style>
    <style:style style:name="P23" style:family="paragraph" style:parent-style-name="Standard">
      <style:text-properties officeooo:rsid="0026e16a" officeooo:paragraph-rsid="0026e16a"/>
    </style:style>
    <style:style style:name="P24" style:family="paragraph" style:parent-style-name="Standard">
      <style:text-properties officeooo:rsid="00278f20" officeooo:paragraph-rsid="00278f20"/>
    </style:style>
    <style:style style:name="P25" style:family="paragraph" style:parent-style-name="Standard">
      <style:text-properties officeooo:paragraph-rsid="00278f20"/>
    </style:style>
    <style:style style:name="P26" style:family="paragraph" style:parent-style-name="Standard">
      <style:text-properties officeooo:rsid="0029759b" officeooo:paragraph-rsid="0029759b"/>
    </style:style>
    <style:style style:name="P27" style:family="paragraph" style:parent-style-name="Standard">
      <style:text-properties officeooo:rsid="002a2177" officeooo:paragraph-rsid="002a2177"/>
    </style:style>
    <style:style style:name="P28" style:family="paragraph" style:parent-style-name="Standard">
      <style:text-properties officeooo:rsid="002ad442" officeooo:paragraph-rsid="002ad442"/>
    </style:style>
    <style:style style:name="T1" style:family="text">
      <style:text-properties fo:color="#2a6099"/>
    </style:style>
    <style:style style:name="T2" style:family="text">
      <style:text-properties fo:color="#2a6099" officeooo:rsid="0021f087"/>
    </style:style>
    <style:style style:name="T3" style:family="text">
      <style:text-properties officeooo:rsid="00205327"/>
    </style:style>
    <style:style style:name="T4" style:family="text">
      <style:text-properties officeooo:rsid="002168b0"/>
    </style:style>
    <style:style style:name="T5" style:family="text">
      <style:text-properties officeooo:rsid="002563a8"/>
    </style:style>
    <style:style style:name="T6" style:family="text">
      <style:text-properties fo:color="#000000"/>
    </style:style>
    <style:style style:name="T7" style:family="text">
      <style:text-properties fo:color="#000000" officeooo:rsid="00257325"/>
    </style:style>
    <style:style style:name="T8" style:family="text">
      <style:text-properties fo:color="#000000" officeooo:rsid="00269a28"/>
    </style:style>
    <style:style style:name="T9" style:family="text">
      <style:text-properties fo:color="#000000" officeooo:rsid="0026e16a"/>
    </style:style>
    <style:style style:name="T10" style:family="text">
      <style:text-properties fo:color="#000000" officeooo:rsid="00278f20"/>
    </style:style>
    <style:style style:name="T11" style:family="text">
      <style:text-properties fo:color="#000000" officeooo:rsid="0029759b"/>
    </style:style>
    <style:style style:name="T12" style:family="text">
      <style:text-properties fo:color="#000000" officeooo:rsid="002a2177"/>
    </style:style>
    <style:style style:name="T13" style:family="text">
      <style:text-properties officeooo:rsid="00269a2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ntrat forcés: Taxe d’habitation</text:p>
      <text:p text:style-name="P2"/>
      <text:p text:style-name="P2">Contrats intuitu personae: Assurance maladie, Assurance vie est dénouer au décès</text:p>
      <text:p text:style-name="P2"/>
      <text:p text:style-name="P3">Clause leonine: qui désiquilibre le contrat. </text:p>
      <text:p text:style-name="P4">Close abusive,</text:p>
      <text:p text:style-name="P3"/>
      <text:p text:style-name="P3">Contrat de location</text:p>
      <text:p text:style-name="P3"/>
      <text:p text:style-name="P3"/>
      <text:p text:style-name="P5">Séance 3:</text:p>
      <text:p text:style-name="P5"/>
      <text:p text:style-name="P5">Je suis ingénieur patrimonial ayant habilité à faire du conseil juridique au titre de la CJA (Competence juridique approprié)</text:p>
      <text:p text:style-name="P5">Dans le cadre d’un rdv patrimonial, on est venu m’exposer les faits suivants: Mes clients souhaitent vendre une maison ( la maison de leurs parents décédés) qui comporte une grande maison, une maison plein pied de 150m² une piscine de 15m² et un très grand jardin arboré.</text:p>
      <text:p text:style-name="P5">A ce titre, l’une des quatres filles fait visiter la maison par des agents immobiliers afin d’avoir une estimation.</text:p>
      <text:p text:style-name="P5">Un des deux agents immobiliers quelques jours plus tard, emene ses propres parents visiter la maison. </text:p>
      <text:p text:style-name="P5">Un mois plus tard, la fille en quesiton reçoit une proposition mentionant la volontée d’acheter l’ensemble avec la mesure approximative du terrain, l’addresse le prix, en spécifiant que le reglement en cash 420.000 €</text:p>
      <text:p text:style-name="P5">La maison, le terrain, et la piscine avec un montant approximative du terrain. ( sans bornage )</text:p>
      <text:p text:style-name="P5">Ils apportent un acompte de 5.000 €</text:p>
      <text:p text:style-name="P6">L’offre est valable 3 mois, elle tombe donc a échance le 2 Septembre.</text:p>
      <text:p text:style-name="P6">-Pendant les 3 mois rien ne se passe, pas de prise de contact avec le notaire, pas de versement de l’acompte.</text:p>
      <text:p text:style-name="P6">7-8 Septembre.</text:p>
      <text:p text:style-name="P6">Après relance chez le notaire, l’acompte se transforme en dépôt de garantie.</text:p>
      <text:p text:style-name="P6">L’acte notarié commence à avoir </text:p>
      <text:p text:style-name="P6"/>
      <text:p text:style-name="P6">1) Est-ce que le contrat qu’ils ont reçu est valable tant sur le fond que sur la forme?</text:p>
      <text:p text:style-name="P6"/>
      <text:p text:style-name="P7">Conditions de fond <text:span text:style-name="T3">&amp; forme</text:span>:</text:p>
      <text:p text:style-name="P7">Le papier reçu ont bien les conditions de fond et de validité de forme d’<text:span text:style-name="T3">un </text:span>contrat:</text:p>
      <text:p text:style-name="P7"><text:tab/>-Un prix, déterminé ou déterminable</text:p>
      <text:p text:style-name="P8"><text:tab/>-La quantité est aussi déterminé ou déterminable</text:p>
      <text:p text:style-name="P8"><text:tab/>-<text:span text:style-name="T3">Elle est bien capé dans le temps, durée de 3 mois.</text:span></text:p>
      <text:p text:style-name="P9">Nous avons donc un engagement contractuel.</text:p>
      <text:p text:style-name="P9"/>
      <text:p text:style-name="P9"/>
      <text:p text:style-name="P9">Il n’y a cependant pas eu de visite pour la signature d’un bon de visite.</text:p>
      <text:p text:style-name="P9">Qui est le premier engagement contractuel.</text:p>
      <text:p text:style-name="P9">Il y aurait du avoir un mandat de signer.</text:p>
      <text:p text:style-name="P9">“Usurpation de la qualité d’agent immobilier.”</text:p>
      <text:p text:style-name="P9">Qui detient la carteté?</text:p>
      <text:p text:style-name="P9">(Deontologie et droit de l’immobilier)</text:p>
      <text:p text:style-name="P9"/>
      <text:p text:style-name="P9"><text:soft-page-break/>C’est l’agent immobilier qui a presenter le bien.</text:p>
      <text:p text:style-name="P9">La première mise en relation à travers un professionel</text:p>
      <text:p text:style-name="P6"/>
      <text:p text:style-name="P6">2) Qu’en est-il devenu de l’acompte?</text:p>
      <text:p text:style-name="P6"/>
      <text:p text:style-name="P9">Acompte: Paiement partiel à valoir sur le montant d’une somme due.</text:p>
      <text:p text:style-name="P10">L’acompte n’a jamais été versé.</text:p>
      <text:p text:style-name="P6"/>
      <text:p text:style-name="P6">3) Différence entre acompte et dépôt de garantie?</text:p>
      <text:p text:style-name="P6"/>
      <text:p text:style-name="P9">Dépôt de garantie est une somme versée par le locataire au propriétaire qui sera utilisée en cas de dégradation. Il y a restitution au locataire, si aucune dégradation n’est constatée.</text:p>
      <text:p text:style-name="P6"/>
      <text:p text:style-name="P6">4) Compte s<text:span text:style-name="T4">éques</text:span>tre</text:p>
      <text:p text:style-name="P6"/>
      <text:p text:style-name="P10">Compte séquestre: compte sur le quel la somme que vous y versez reste indisponible jusqu’à ce que la vente définitive soit conclue.</text:p>
      <text:p text:style-name="P10">Le séquestre est une acompte versé par l’acheteur d’un bien immobilier.</text:p>
      <text:p text:style-name="P10">Un achat immobilier s’accompagne généralement de la signature d’un avant-contrat.</text:p>
      <text:p text:style-name="P10"/>
      <text:p text:style-name="P6"/>
      <text:p text:style-name="P6">5) Au titre de la qualité d’agent immobilier, est-ce normale que l’agent ait utilisé ses comptences d’agent immobilier pour faire profiter sa famille?</text:p>
      <text:p text:style-name="P6">Est-il dans le cadre se da déontologie, de son formalisme?</text:p>
      <text:p text:style-name="P6"/>
      <text:p text:style-name="P6">Peut-on faire annuler la vente? Conditions suspensives</text:p>
      <text:p text:style-name="P12"/>
      <text:p text:style-name="P10">Rendez-vous de compromis de vente </text:p>
      <text:p text:style-name="P10"/>
      <text:p text:style-name="P11">L’acompte n’a pas été versé, donc on doute de la véracité.</text:p>
      <text:p text:style-name="P11">L’offre n’est plus adapté, car une condition suspensive ça se paie. C’est une notion de complement de prix. La notion de garantie se paie.</text:p>
      <text:p text:style-name="P11">« Il faut dire que l’offre n’est plus adapté et ne pas proposer un autre montant si on souhaite sortir de la table de négotiations »</text:p>
      <text:p text:style-name="P11"/>
      <text:p text:style-name="P11">ça pourrait être une stratégie des acheteurs. Ne pas immobiliser les fonds. Des questions deontologiques a ce poser.</text:p>
      <text:p text:style-name="P11"/>
      <text:p text:style-name="P13"><text:span text:style-name="T2">L</text:span><text:span text:style-name="T1">ettre d’achat / proposition d’achat : lettre récomandée avec avis de réception</text:span></text:p>
      <text:p text:style-name="P15"/>
      <text:p text:style-name="P15">Provenance des fonds / lutte contre le blanchissement d’argent.</text:p>
      <text:p text:style-name="P15"/>
      <text:p text:style-name="P15">Erreur sur la prestation : Si il y a erreur sur la personne, il y erreur sur la prestation.</text:p>
      <text:p text:style-name="P15">Erreur sur la personne : </text:p>
      <text:p text:style-name="P15"/>
      <text:p text:style-name="P15"/>
      <text:p text:style-name="P15"/>
      <text:p text:style-name="P15"/>
      <text:p text:style-name="P15"/>
      <text:p text:style-name="P16">Page 117 &amp; Article 1113 du code civi<text:span text:style-name="T5">l</text:span></text:p>
      <text:p text:style-name="P17"><text:soft-page-break/>Seance 4 :</text:p>
      <text:p text:style-name="P17"/>
      <text:p text:style-name="P17">Définitions prélables :<text:tab/></text:p>
      <text:p text:style-name="P17">Quelles formes juridiques possibles ?</text:p>
      <text:p text:style-name="P17">→ <text:s/>Entreprise individuelle → Réel → EIRL → micro entreprise = auto entreprise.</text:p>
      <text:p text:style-name="P17"/>
      <text:p text:style-name="P17">Statut de micro entepreneur : Peu de charges sociales/ cotisation pour la retraite.</text:p>
      <text:p text:style-name="P17"/>
      <text:p text:style-name="P17">Micro entrepreneur – 2006 : fiscalité attractive, pas d’impôt/ charges mensuelles.</text:p>
      <text:p text:style-name="P17">Seuil de tolérance : 80.000€ pas de TVA</text:p>
      <text:p text:style-name="P17"/>
      <text:p text:style-name="P17">Passer au régime de TVA → 20 % de plus sur la tarification.</text:p>
      <text:p text:style-name="P17">Travailler la marge différement, acheter des caisses moins chère, moins de temps de main d’oeuvre.</text:p>
      <text:p text:style-name="P17">Comment travailler la marge ? Car ils n’ont pas d’obligation de tenir une comptabilité.</text:p>
      <text:p text:style-name="P17">Il y a beaucoup à faire, il faut donc se préparer a tenir une comptabilité et pour la hausse de 20 % sur la tarification.</text:p>
      <text:p text:style-name="P18">Pour passer a une entreprise il faut une Protection social/ tenir une comptabilité/ amortir les biens achetés. Pour ce faire, embaucher des stagiaires, des contrats d’apprentissage.</text:p>
      <text:p text:style-name="P18">TVA + fiscalité (impôts) + protection social :juridique fiscal et social</text:p>
      <text:p text:style-name="P18"/>
      <text:p text:style-name="P18">Personne morale → Société → SARL/EURL/SAS/SASU/SA</text:p>
      <text:p text:style-name="P18"/>
      <text:p text:style-name="P18">EIRL enterprise individuelle a responsabilité limité : <text:span text:style-name="T13">entreprise</text:span> <text:span text:style-name="T13">individuelle</text:span></text:p>
      <text:p text:style-name="P18">EURL entreprise unipersonnel<text:span text:style-name="T13">le </text:span>a reponsabilité limité : <text:span text:style-name="T13">société</text:span></text:p>
      <text:p text:style-name="P18"/>
      <text:p text:style-name="P18">Ils ont des avantages : seuil de capital social de 1€ symbolique.</text:p>
      <text:p text:style-name="P18">Les vertus : obligation de tenir un compte de TVA, éligible a l’impôt sur les sociétés.</text:p>
      <text:p text:style-name="P18">Génial pour les gens qui sont averseré</text:p>
      <text:p text:style-name="P19"><text:span text:style-name="T7">confusion entre les patrimoines personnel et professionnel</text:span></text:p>
      <text:p text:style-name="P20"><text:span text:style-name="T6">EURL/EIRL deux déclarations a faire :</text:span></text:p>
      <text:p text:style-name="P20"><text:span text:style-name="T6"><text:tab/>-Déclaration d’affectation de biens. (les apports à l’enteprise ordinateurs, voiture, téléphones… )</text:span></text:p>
      <text:p text:style-name="P20"><text:span text:style-name="T6"><text:tab/>-Déclation d’affection de patrimoine.</text:span></text:p>
      <text:p text:style-name="P20"><text:span text:style-name="T6">Amortissement et prévision du changement </text:span><text:span text:style-name="T8">des biens immobiliers de l’enteprise.</text:span></text:p>
      <text:p text:style-name="P20"><text:span text:style-name="T8"/></text:p>
      <text:p text:style-name="P20"><text:span text:style-name="T8"/></text:p>
      <text:p text:style-name="P22"><text:span text:style-name="T8">Déclaration d’insaisissabilité </text:span><text:span text:style-name="T11">à faire.</text:span></text:p>
      <text:p text:style-name="P22"><text:span text:style-name="T8"/></text:p>
      <text:p text:style-name="P21"><text:span text:style-name="T6">EURL → ne permet pas d’avoir d’associés. Vous pouvez être gérant salarié ou gérant non salarié.</text:span></text:p>
      <text:p text:style-name="P21"><text:span text:style-name="T6">Soit vous vous payez un salaire ou uniquement sous forme de dividendes.</text:span></text:p>
      <text:p text:style-name="P21"><text:span text:style-name="T6">Cotisation patronales et salariales 1000→ 1800qui est moins chere dans une EURL</text:span></text:p>
      <text:p text:style-name="P21"><text:span text:style-name="T6"/></text:p>
      <text:p text:style-name="P21"><text:span text:style-name="T6">SASU Société anonyme a sociés uniques - status hybride</text:span></text:p>
      <text:p text:style-name="P20"><text:span text:style-name="T8"/></text:p>
      <text:p text:style-name="P20"><text:span text:style-name="T8"/></text:p>
      <text:p text:style-name="P21"><text:span text:style-name="T6">RSI pour les entreprises individuelles : Régime Social des Indépendants. Vous n’avez pas d’indémnités journalières lorsque vous êtes malade. Moins protecteur mais coûte moins cher.</text:span></text:p>
      <text:p text:style-name="P21"><text:span text:style-name="T6"/></text:p>
      <text:p text:style-name="P21"><text:span text:style-name="T6">Régime Général :</text:span></text:p>
      <text:p text:style-name="P21"><text:span text:style-name="T6"/></text:p>
      <text:p text:style-name="P21"><text:soft-page-break/><text:span text:style-name="T6"><text:s/>Example : SASU </text:span><text:span text:style-name="T11">type de SAS(société par actions simplifiées 2 ou plusieurs)</text:span><text:span text:style-name="T6"> caractéristiques : </text:span></text:p>
      <text:p text:style-name="P21"><text:span text:style-name="T6">( 1 associé unique, forme sociétaire, globalement je suis responsable à hauteur de mes apports, </text:span><text:span text:style-name="T9">PV d’AG pour la nomination du Président : document incontournable avant de devenir propriétaire.)</text:span></text:p>
      <text:p text:style-name="P21"><text:span text:style-name="T9"/></text:p>
      <text:p text:style-name="P23"><text:span text:style-name="T6">CA : 90.000€</text:span></text:p>
      <text:p text:style-name="P23"><text:span text:style-name="T6">Charges : 20.000€ (Salaires + Cotisations patronales = 54.600€)</text:span></text:p>
      <text:p text:style-name="P23"><text:span text:style-name="T6">pour info une partie des cotisations sociales est payée par les salairés (charges salariales), l’autre est payée par leurs employeurs (charges patronales).</text:span></text:p>
      <text:p text:style-name="P23"><text:span text:style-name="T6">Resultat Brut : 70.000€ </text:span></text:p>
      <text:p text:style-name="P23"><text:span text:style-name="T6"><text:tab/><text:tab/><text:tab/>→ Salaire (2.500€/mois net = 30.000€ net par an →30.000*1,82=54.600€) </text:span></text:p>
      <text:p text:style-name="P23"><text:span text:style-name="T6"><text:tab/><text:tab/><text:tab/>→ <text:s/>Dividendes</text:span></text:p>
      <text:p text:style-name="P23"><text:span text:style-name="T6"/></text:p>
      <text:p text:style-name="P23"><text:span text:style-name="T6">nouveau resultat brut : 90.000-54.600-20.000 = 15.400</text:span></text:p>
      <text:p text:style-name="P23"><text:span text:style-name="T6"/></text:p>
      <text:p text:style-name="P23"><text:span text:style-name="T6">218 du cgi: Au travers de la loi pacte de 2018  (gourvennement macron → rendre les entreprises plus compétitives baisse du taux d’IS </text:span><text:span text:style-name="T10">(impôt sur les sociétés</text:span><text:span text:style-name="T6">) </text:span><text:span text:style-name="T10">taux normal (28 % et 31% sur la totalité du résultat fiscal.)</text:span></text:p>
      <text:p text:style-name="P23"><text:span text:style-name="T10"/></text:p>
      <text:p text:style-name="P24"><text:span text:style-name="T6">IS(33%) = 23.333€</text:span></text:p>
      <text:p text:style-name="P24"><text:span text:style-name="T6"/></text:p>
      <text:p text:style-name="P24"><text:span text:style-name="T6">Resultat net = Resultat brut – Impôts = 46.666€</text:span></text:p>
      <text:p text:style-name="P24"><text:span text:style-name="T6"/></text:p>
      <text:p text:style-name="P24"><text:span text:style-name="T6">Si le resultat brut baisse de 40.000€ </text:span></text:p>
      <text:p text:style-name="P24"><text:span text:style-name="T6"><text:tab/>→resultat brut = 30.000€ </text:span></text:p>
      <text:p text:style-name="P24"><text:span text:style-name="T6"><text:tab/>→taux d’imposition a 15 %</text:span></text:p>
      <text:p text:style-name="P24"><text:span text:style-name="T6"><text:tab/>→ IS(15%) = 4.500€</text:span></text:p>
      <text:p text:style-name="P24"><text:span text:style-name="T6"/></text:p>
      <text:p text:style-name="P24"><text:span text:style-name="T6">(l’enterprise paye le PER-plan épargne retraite / la voiture, le téléphone, les outils pour travailler, la mutuelle ) </text:span></text:p>
      <text:p text:style-name="P25"><text:span text:style-name="T10"><text:s/>Limites → les propiétaires « gavés » aux dividendes (salaire que je me verse, je me paye sur la boîte(dividendes), notion de temps comptable et temps juridique) n’ont pas de cotisation de retraite.</text:span></text:p>
      <text:p text:style-name="P25"><text:span text:style-name="T10"/></text:p>
      <text:p text:style-name="P26"><text:span text:style-name="T10">C</text:span><text:span text:style-name="T6">hronologie comptable :</text:span></text:p>
      <text:p text:style-name="P26"><text:span text:style-name="T6"/></text:p>
      <text:p text:style-name="P26"><text:span text:style-name="T6">temps comptable : jusqu’au 31 mars de l’année N+1</text:span></text:p>
      <text:p text:style-name="P26"><text:span text:style-name="T6"/></text:p>
      <text:p text:style-name="P26"><text:span text:style-name="T6">temps juridique : jusqu’en juin de l’année N+1</text:span></text:p>
      <text:p text:style-name="P26"><text:span text:style-name="T6">Apres s’être Audité chez un commisaire au compte (il met a blanc tout les comptes et les certifie)</text:span></text:p>
      <text:p text:style-name="P24"><text:span text:style-name="T6"/></text:p>
      <text:p text:style-name="P26"><text:span text:style-name="T6">a lière et a liesse</text:span></text:p>
      <text:p text:style-name="P26"><text:span text:style-name="T6">L’EURL est moins taxé mais possède moins d’ambition.</text:span></text:p>
      <text:p text:style-name="P26"><text:span text:style-name="T6"/></text:p>
      <text:p text:style-name="P26"><text:span text:style-name="T6">SNC dangereuse car vous êtes responsable indéfinement et solidairement,</text:span><text:span text:style-name="T12"> si votre associé par avec une somme d’argent de la société au bahamas(ou dans un paradis fiscal) vous êtes obligé de vous plier aux autres et rembourser le trou.</text:span></text:p>
      <text:p text:style-name="P27"><text:span text:style-name="T6">c’est pour ça que la la déclaration d’insaisissabilité est indispensable dans le cadre des EURL</text:span></text:p>
      <text:p text:style-name="P27"><text:span text:style-name="T6"/></text:p>
      <text:p text:style-name="P27"><text:span text:style-name="T6">Pourquoi on ne peut être actionaire en état mineur ? Car il faut avoir la capacité a contractualiser (a 16ans sous réserve d’emancipation des parents) à la majorité.</text:span></text:p>
      <text:p text:style-name="P28"><text:soft-page-break/><text:span text:style-name="T6">L’émancipation est l’acte par lequel un mineur est juridiquement assimilé à un majeur et peut accomplir seul les actes nécessitant à la demande des parents.</text:span></text:p>
      <text:p text:style-name="P28"><text:span text:style-name="T6"/></text:p>
      <text:p text:style-name="P28"><text:span text:style-name="T6">PV d’AG de rémunération</text:span></text:p>
      <text:p text:style-name="P28"><text:span text:style-name="T6"/></text:p>
      <text:p text:style-name="P28"><text:span text:style-name="T6">Hermès entreprise familiale, donc se transmet de génération en génération. Il peut donc y avoir des mineurs mais il faut être encadré pour ne pas avoir des soucis de fiscalité (donations etc.)</text:span></text:p>
      <text:p text:style-name="P28"><text:span text:style-name="T6"/></text:p>
      <text:p text:style-name="P28"><text:span text:style-name="T6">Président / Directeur Général ? Remunerer ou pas ? PV d’AG</text:span></text:p>
      <text:p text:style-name="P28"><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17d161" officeooo:paragraph-rsid="0017d16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oit des affaire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5:05:25.319948413</meta:creation-date>
    <dc:date>2021-10-13T17:55:05.976444668</dc:date>
    <meta:editing-duration>PT2H30M23S</meta:editing-duration>
    <meta:editing-cycles>5</meta:editing-cycles>
    <meta:generator>LibreOffice/6.4.7.2$Linux_X86_64 LibreOffice_project/40$Build-2</meta:generator>
    <meta:document-statistic meta:table-count="0" meta:image-count="0" meta:object-count="0" meta:page-count="5" meta:paragraph-count="118" meta:word-count="1420" meta:character-count="8720" meta:non-whitespace-character-count="7387"/>
  </office:meta>
</office:document-meta>
</file>